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rebuchet MS" svg:font-family="'Trebuchet MS'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1.855cm" table:align="left"/>
    </style:style>
    <style:style style:name="Table1.A" style:family="table-column">
      <style:table-column-properties style:column-width="2.574cm"/>
    </style:style>
    <style:style style:name="Table1.B" style:family="table-column">
      <style:table-column-properties style:column-width="3.214cm"/>
    </style:style>
    <style:style style:name="Table1.C" style:family="table-column">
      <style:table-column-properties style:column-width="6.068cm"/>
    </style:style>
    <style:style style:name="Table1.A1" style:family="table-cell">
      <style:table-cell-properties style:vertical-align="middle" fo:padding-left="0cm" fo:padding-right="0cm" fo:padding-top="0cm" fo:padding-bottom="0.102cm" fo:border-left="none" fo:border-right="none" fo:border-top="none" fo:border-bottom="0.05pt solid #e5eaea"/>
    </style:style>
    <style:style style:name="P1" style:family="paragraph" style:parent-style-name="Table_20_Heading">
      <style:paragraph-properties fo:text-align="start" style:justify-single-word="false"/>
    </style:style>
    <style:style style:name="P2" style:family="paragraph" style:parent-style-name="Table_20_Contents">
      <style:paragraph-properties fo:text-align="start" style:justify-single-word="false"/>
    </style:style>
    <style:style style:name="P3" style:family="paragraph" style:parent-style-name="Standard">
      <style:text-properties officeooo:rsid="00066619" officeooo:paragraph-rsid="00066619"/>
    </style:style>
    <style:style style:name="P4" style:family="paragraph" style:parent-style-name="Standard">
      <style:text-properties officeooo:rsid="00066619" officeooo:paragraph-rsid="0008b748"/>
    </style:style>
    <style:style style:name="P5" style:family="paragraph" style:parent-style-name="Standard">
      <style:text-properties officeooo:rsid="00075955" officeooo:paragraph-rsid="00075955"/>
    </style:style>
    <style:style style:name="P6" style:family="paragraph" style:parent-style-name="Standard">
      <style:text-properties officeooo:rsid="00075955" officeooo:paragraph-rsid="000f1af7"/>
    </style:style>
    <style:style style:name="P7" style:family="paragraph" style:parent-style-name="Standard">
      <style:text-properties officeooo:rsid="0007cc9b" officeooo:paragraph-rsid="0007cc9b"/>
    </style:style>
    <style:style style:name="P8" style:family="paragraph" style:parent-style-name="Standard">
      <style:text-properties officeooo:rsid="0007cc9b" officeooo:paragraph-rsid="0007cc9b" fo:background-color="#000000"/>
    </style:style>
    <style:style style:name="P9" style:family="paragraph" style:parent-style-name="Standard">
      <style:text-properties officeooo:rsid="00075955" officeooo:paragraph-rsid="00075955" fo:background-color="#000000"/>
    </style:style>
    <style:style style:name="P10" style:family="paragraph" style:parent-style-name="Standard">
      <style:text-properties officeooo:rsid="000f1af7" officeooo:paragraph-rsid="0007cc9b" fo:background-color="#000000"/>
    </style:style>
    <style:style style:name="P11" style:family="paragraph" style:parent-style-name="Standard">
      <style:text-properties officeooo:rsid="0008b748" officeooo:paragraph-rsid="000b6176"/>
    </style:style>
    <style:style style:name="P12" style:family="paragraph" style:parent-style-name="Standard">
      <style:text-properties officeooo:rsid="000a9f54" officeooo:paragraph-rsid="000a9f54"/>
    </style:style>
    <style:style style:name="P13" style:family="paragraph" style:parent-style-name="Standard">
      <style:text-properties officeooo:rsid="000b6176" officeooo:paragraph-rsid="000b6176"/>
    </style:style>
    <style:style style:name="P14" style:family="paragraph" style:parent-style-name="Standard">
      <style:text-properties officeooo:rsid="000b711a" officeooo:paragraph-rsid="000b711a"/>
    </style:style>
    <style:style style:name="P15" style:family="paragraph" style:parent-style-name="Standard">
      <style:text-properties officeooo:rsid="000c50e0" officeooo:paragraph-rsid="000c50e0"/>
    </style:style>
    <style:style style:name="P16" style:family="paragraph" style:parent-style-name="Standard">
      <style:text-properties officeooo:rsid="000f1af7" officeooo:paragraph-rsid="000f1af7"/>
    </style:style>
    <style:style style:name="P17" style:family="paragraph" style:parent-style-name="Standard">
      <style:text-properties officeooo:rsid="00100671" officeooo:paragraph-rsid="00100671"/>
    </style:style>
    <style:style style:name="P18" style:family="paragraph" style:parent-style-name="Text_20_body">
      <style:text-properties fo:font-variant="normal" fo:text-transform="none" fo:color="#555555" style:font-name="Trebuchet MS" fo:font-size="5.80000019073486pt" fo:letter-spacing="normal" fo:font-style="normal" fo:font-weight="normal" officeooo:rsid="000f1af7" officeooo:paragraph-rsid="000f1af7"/>
    </style:style>
    <style:style style:name="P19" style:family="paragraph" style:parent-style-name="Text_20_body" style:list-style-name="L1">
      <style:paragraph-properties fo:margin-left="0cm" fo:margin-right="0cm" fo:margin-top="0.171cm" fo:margin-bottom="0.171cm" loext:contextual-spacing="false" fo:orphans="2" fo:widows="2" fo:text-indent="0cm" style:auto-text-indent="false" fo:padding="0cm" fo:border="none"/>
      <style:text-properties fo:font-variant="normal" fo:text-transform="none" fo:color="#555555" style:font-name="Trebuchet MS" fo:font-size="5.80000019073486pt" fo:letter-spacing="normal" fo:font-style="normal" fo:font-weight="normal"/>
    </style:style>
    <style:style style:name="P20" style:family="paragraph" style:parent-style-name="Text_20_body" style:list-style-name="L1">
      <style:paragraph-properties fo:margin-top="0.171cm" fo:margin-bottom="0.171cm" loext:contextual-spacing="false" fo:orphans="2" fo:widows="2" fo:padding="0cm" fo:border="none"/>
      <style:text-properties fo:font-variant="normal" fo:text-transform="none" fo:color="#555555" style:font-name="Trebuchet MS" fo:font-size="5.80000019073486pt" fo:letter-spacing="normal" fo:font-style="normal" fo:font-weight="normal"/>
    </style:style>
    <style:style style:name="T1" style:family="text">
      <style:text-properties officeooo:rsid="0008b748"/>
    </style:style>
    <style:style style:name="T2" style:family="text">
      <style:text-properties officeooo:rsid="000b6176"/>
    </style:style>
    <style:style style:name="T3" style:family="text">
      <style:text-properties officeooo:rsid="000f1af7"/>
    </style:style>
    <text:list-style style:name="L1">
      <text:list-level-style-bullet text:level="1" text:style-name="Bullet_20_Symbols" style:num-suffix="." text:bullet-char="•">
        <style:list-level-properties text:space-before="0.171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ool Setup</text:p>
      <text:p text:style-name="P3"/>
      <text:p text:style-name="P18">Every participant has a computer with internet access, on which the following is installed:</text:p>
      <text:list xml:id="list7636173342630186470" text:style-name="L1">
        <text:list-item>
          <text:p text:style-name="P19">JDK 8</text:p>
        </text:list-item>
        <text:list-item>
          <text:p text:style-name="P20">Scala 2.12</text:p>
        </text:list-item>
        <text:list-item>
          <text:p text:style-name="P20">Eclipse with the Scala plugin </text:p>
        </text:list-item>
        <text:list-item>
          <text:p text:style-name="P20">Gradle </text:p>
        </text:list-item>
        <text:list-item>
          <text:p text:style-name="P20">Git client</text:p>
        </text:list-item>
      </text:list>
      <text:p text:style-name="P16"/>
      <text:p text:style-name="P3"/>
      <text:p text:style-name="P7">jdk</text:p>
      <text:p text:style-name="P7"/>
      <text:p text:style-name="P7">java -version</text:p>
      <text:p text:style-name="P3"/>
      <text:p text:style-name="P5">Scala</text:p>
      <text:p text:style-name="P7">scala -version</text:p>
      <text:p text:style-name="P8">Scala code runner version 2.12.4 -- Copyright 2002-2017, LAMP/EPFL and Lightbend, Inc.</text:p>
      <text:p text:style-name="P10"/>
      <text:p text:style-name="P9"/>
      <text:p text:style-name="P6"><text:span text:style-name="T3">Variables</text:span></text:p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1">Environment</text:p>
            </table:table-cell>
            <table:table-cell table:style-name="Table1.A1" office:value-type="string">
              <text:p text:style-name="P1">Variable</text:p>
            </table:table-cell>
            <table:table-cell table:style-name="Table1.A1" office:value-type="string">
              <text:p text:style-name="P1">Value (example)</text:p>
            </table:table-cell>
          </table:table-row>
        </table:table-header-rows>
        <table:table-row>
          <table:table-cell table:style-name="Table1.A1" office:value-type="string">
            <text:p text:style-name="P2">Unix</text:p>
          </table:table-cell>
          <table:table-cell table:style-name="Table1.A1" office:value-type="string">
            <text:p text:style-name="P2"><text:span text:style-name="Source_20_Text">$SCALA_HOME</text:span></text:p>
          </table:table-cell>
          <table:table-cell table:style-name="Table1.A1" office:value-type="string">
            <text:p text:style-name="P2"><text:span text:style-name="Source_20_Text">/usr/local/share/scala</text:span></text:p>
          </table:table-cell>
        </table:table-row>
        <table:table-row>
          <table:table-cell table:style-name="Table1.A1" office:value-type="string">
            <text:p text:style-name="P2"> </text:p>
          </table:table-cell>
          <table:table-cell table:style-name="Table1.A1" office:value-type="string">
            <text:p text:style-name="P2"><text:span text:style-name="Source_20_Text">$PATH</text:span></text:p>
          </table:table-cell>
          <table:table-cell table:style-name="Table1.A1" office:value-type="string">
            <text:p text:style-name="P2"><text:span text:style-name="Source_20_Text">$PATH:$SCALA_HOME/bin</text:span></text:p>
          </table:table-cell>
        </table:table-row>
        <table:table-row>
          <table:table-cell table:style-name="Table1.A1" office:value-type="string">
            <text:p text:style-name="P2">Windows</text:p>
          </table:table-cell>
          <table:table-cell table:style-name="Table1.A1" office:value-type="string">
            <text:p text:style-name="P2"><text:span text:style-name="Source_20_Text">%SCALA_HOME%</text:span></text:p>
          </table:table-cell>
          <table:table-cell table:style-name="Table1.A1" office:value-type="string">
            <text:p text:style-name="P2"><text:span text:style-name="Source_20_Text">c:\Progra~1\Scala</text:span></text:p>
          </table:table-cell>
        </table:table-row>
        <table:table-row>
          <table:table-cell table:style-name="Table1.A1" office:value-type="string">
            <text:p text:style-name="P2"> </text:p>
          </table:table-cell>
          <table:table-cell table:style-name="Table1.A1" office:value-type="string">
            <text:p text:style-name="P2"><text:span text:style-name="Source_20_Text">%PATH%</text:span></text:p>
          </table:table-cell>
          <table:table-cell table:style-name="Table1.A1" office:value-type="string">
            <text:p text:style-name="P2"><text:span text:style-name="Source_20_Text">%PATH%;%SCALA_HOME%\bin</text:span></text:p>
          </table:table-cell>
        </table:table-row>
      </table:table>
      <text:p text:style-name="P6"/>
      <text:p text:style-name="P6">Eclipse <text:span text:style-name="T1">+ scala plugin (from marketplace)</text:span></text:p>
      <text:p text:style-name="P5"/>
      <text:p text:style-name="P5">Sbt</text:p>
      <text:p text:style-name="P7">Type:</text:p>
      <text:p text:style-name="P7">&gt; sbt about</text:p>
      <text:p text:style-name="P7"/>
      <text:p text:style-name="P12">Sbt eclipse plugin</text:p>
      <text:p text:style-name="P12"/>
      <text:p text:style-name="P17">source</text:p>
      <text:p text:style-name="P17">http://www.scala-lang.org/documentation/your-first-lines-of-scala.html</text:p>
      <text:p text:style-name="P12"/>
      <text:p text:style-name="P7"/>
      <text:p text:style-name="P4">01 <text:span text:style-name="T1">Language </text:span>Basics</text:p>
      <text:p text:style-name="P11">We will be working with <text:span text:style-name="T2">the REPL </text:span></text:p>
      <text:p text:style-name="P11"/>
      <text:p text:style-name="P11"><text:span text:style-name="T2">011 Data structures</text:span></text:p>
      <text:p text:style-name="P11"><text:span text:style-name="T2">We will be working with </text:span>a worksheet <text:span text:style-name="T2">in Eclipse</text:span></text:p>
      <text:p text:style-name="P4"/>
      <text:p text:style-name="P3">02 Hello World <text:span text:style-name="T2">project</text:span></text:p>
      <text:p text:style-name="P13">We will setup and test a project in Eclipse.</text:p>
      <text:p text:style-name="P13">We will use gradle to build </text:p>
      <text:p text:style-name="P13"/>
      <text:p text:style-name="P14"><text:soft-page-break/>03 Functional programming </text:p>
      <text:p text:style-name="P14"/>
      <text:p text:style-name="P14">04 From imperative to functional</text:p>
      <text:p text:style-name="P14"/>
      <text:p text:style-name="P14">06 Scala Collections</text:p>
      <text:p text:style-name="P14"/>
      <text:p text:style-name="P15">07 Higher order functions </text:p>
      <text:p text:style-name="P15"/>
      <text:p text:style-name="P15">08 Case class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rebuchet MS" svg:font-family="'Trebuchet MS', sans-serif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6:44:27.280336178</meta:creation-date>
    <dc:date>2018-03-11T17:00:58.872574184</dc:date>
    <meta:editing-duration>P5DT16H7M45S</meta:editing-duration>
    <meta:editing-cycles>9</meta:editing-cycles>
    <meta:generator>LibreOffice/5.0.2.2$MacOSX_X86_64 LibreOffice_project/37b43f919e4de5eeaca9b9755ed688758a8251fe</meta:generator>
    <meta:document-statistic meta:table-count="1" meta:image-count="0" meta:object-count="0" meta:page-count="2" meta:paragraph-count="47" meta:word-count="141" meta:character-count="945" meta:non-whitespace-character-count="846"/>
  </office:meta>
</office:document-meta>
</file>